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btreeSelector.selectNodes( NodeGenerator generator , SiteNode [ ] nodes , String la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ubtreeSelector.selectSubtree( NodeGenerator generator , SiteNode node ,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ubtreeSelector.selectFragment( NodeGenerator generator , SiteStructure site , String path , String lan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